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18d8" officeooo:paragraph-rsid="001518d8"/>
    </style:style>
    <style:style style:name="P2" style:family="paragraph" style:parent-style-name="Standard" style:list-style-name="L2">
      <style:text-properties officeooo:rsid="001518d8" officeooo:paragraph-rsid="001518d8"/>
    </style:style>
    <style:style style:name="P3" style:family="paragraph" style:parent-style-name="Standard" style:list-style-name="L2">
      <style:text-properties officeooo:rsid="0016e757" officeooo:paragraph-rsid="0016e757"/>
    </style:style>
    <style:style style:name="P4" style:family="paragraph" style:parent-style-name="Standard" style:list-style-name="L3">
      <style:text-properties officeooo:rsid="0016e757" officeooo:paragraph-rsid="001c3822"/>
    </style:style>
    <style:style style:name="P5" style:family="paragraph" style:parent-style-name="Standard" style:list-style-name="L2">
      <style:text-properties officeooo:rsid="00181be2" officeooo:paragraph-rsid="00181be2"/>
    </style:style>
    <style:style style:name="P6" style:family="paragraph" style:parent-style-name="Standard">
      <style:text-properties officeooo:rsid="0018d87c" officeooo:paragraph-rsid="0018d87c"/>
    </style:style>
    <style:style style:name="P7" style:family="paragraph" style:parent-style-name="Standard" style:list-style-name="L3">
      <style:text-properties officeooo:rsid="0018d87c" officeooo:paragraph-rsid="0018d87c"/>
    </style:style>
    <style:style style:name="P8" style:family="paragraph" style:parent-style-name="Standard" style:list-style-name="L3">
      <style:text-properties officeooo:rsid="0018d87c" officeooo:paragraph-rsid="001aca15"/>
    </style:style>
    <style:style style:name="P9" style:family="paragraph" style:parent-style-name="Standard" style:list-style-name="L3">
      <style:text-properties officeooo:rsid="001c3822" officeooo:paragraph-rsid="001c3822"/>
    </style:style>
    <style:style style:name="P10" style:family="paragraph" style:parent-style-name="Standard">
      <style:text-properties officeooo:rsid="001c3822" officeooo:paragraph-rsid="001c3822"/>
    </style:style>
    <style:style style:name="P11" style:family="paragraph" style:parent-style-name="Standard" style:list-style-name="L4">
      <style:text-properties officeooo:rsid="001c3822" officeooo:paragraph-rsid="001c3822"/>
    </style:style>
    <style:style style:name="P12" style:family="paragraph" style:parent-style-name="Standard" style:list-style-name="L4">
      <style:text-properties officeooo:paragraph-rsid="001c3822"/>
    </style:style>
    <style:style style:name="P13" style:family="paragraph" style:parent-style-name="Standard">
      <style:text-properties officeooo:rsid="001dbb80" officeooo:paragraph-rsid="001dbb80"/>
    </style:style>
    <style:style style:name="P14" style:family="paragraph" style:parent-style-name="Standard" style:list-style-name="L5">
      <style:text-properties officeooo:rsid="001dbb80" officeooo:paragraph-rsid="001dbb80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1518d8" officeooo:paragraph-rsid="001dbb80" style:font-size-asian="18pt" style:font-weight-asian="bold" style:font-size-complex="18pt" style:font-weight-complex="bold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weight="normal" officeooo:rsid="001dbb80" officeooo:paragraph-rsid="002114d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dbb80" officeooo:paragraph-rsid="001dbb8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dbb80" officeooo:paragraph-rsid="002114d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1dbb80" officeooo:paragraph-rsid="002114d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f32c7" officeooo:paragraph-rsid="001f32c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114de" officeooo:paragraph-rsid="002114d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312fb" officeooo:paragraph-rsid="002312f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1f32c7"/>
    </style:style>
    <style:style style:name="P24" style:family="paragraph" style:parent-style-name="Standard">
      <style:paragraph-properties fo:margin-left="0in" fo:margin-right="-0.25in" fo:text-align="center" style:justify-single-word="false" fo:text-indent="0in" style:auto-text-indent="false"/>
      <style:text-properties fo:font-size="18pt" fo:font-weight="bold" officeooo:rsid="0024f4a7" officeooo:paragraph-rsid="0024f4a7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0in" fo:margin-right="-0.25in" fo:text-align="start" style:justify-single-word="false" fo:text-indent="0in" style:auto-text-indent="false"/>
      <style:text-properties fo:font-size="12pt" fo:font-weight="normal" officeooo:rsid="0024f4a7" officeooo:paragraph-rsid="0024f4a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in" fo:margin-right="-0.25in" fo:text-align="start" style:justify-single-word="false" fo:text-indent="0in" style:auto-text-indent="false"/>
      <style:text-properties fo:font-size="12pt" fo:font-weight="normal" officeooo:rsid="00268a7c" officeooo:paragraph-rsid="00268a7c" style:font-size-asian="10.5pt" style:font-weight-asian="normal" style:font-size-complex="12pt" style:font-weight-complex="normal"/>
    </style:style>
    <style:style style:name="P27" style:family="paragraph">
      <style:paragraph-properties fo:text-align="center"/>
    </style:style>
    <style:style style:name="T1" style:family="text">
      <style:text-properties officeooo:rsid="0016e757"/>
    </style:style>
    <style:style style:name="T2" style:family="text">
      <style:text-properties officeooo:rsid="00181be2"/>
    </style:style>
    <style:style style:name="T3" style:family="text">
      <style:text-properties officeooo:rsid="001aca15"/>
    </style:style>
    <style:style style:name="T4" style:family="text">
      <style:text-properties officeooo:rsid="001c3822"/>
    </style:style>
    <style:style style:name="T5" style:family="text">
      <style:text-properties officeooo:rsid="001f32c7"/>
    </style:style>
    <style:style style:name="T6" style:family="text">
      <style:text-properties fo:font-size="12pt" fo:font-weight="normal" officeooo:rsid="001f32c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dbb80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114de" style:font-size-asian="12pt" style:font-weight-asian="normal" style:font-size-complex="12pt" style:font-weight-complex="normal"/>
    </style:style>
    <style:style style:name="T9" style:family="text">
      <style:text-properties officeooo:rsid="002114de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officeooo:rsid="002312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7008in" fo:min-width="0.7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319in" fo:min-width="0.65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4402in" fo:min-width="0.6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ystem Documentation</text:p>
      <text:p text:style-name="P24"/>
      <text:p text:style-name="P26">Data follow through out the system</text:p>
      <text:p text:style-name="P24"/>
      <text:p text:style-name="P24"/>
      <text:p text:style-name="P24"><draw:custom-shape text:anchor-type="paragraph" draw:z-index="5" draw:name="Shape1" draw:style-name="gr1" draw:text-style-name="P27" svg:width="0.9898in" svg:height="0.9898in" svg:x="2.65in" svg:y="0.1591in"><text:p text:style-name="P27">ErrrorGe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" draw:style-name="gr1" draw:text-style-name="P27" svg:width="0.9898in" svg:height="0.9898in" svg:x="-0.4083in" svg:y="0.0555in"><text:p text:style-name="P27">Us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" draw:style-name="gr1" draw:text-style-name="P27" svg:width="0.9898in" svg:height="0.9898in" svg:x="5.8047in" svg:y="0.1457in"><text:p text:style-name="P27">Us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/>
      <text:p text:style-name="P24"/>
      <text:p text:style-name="P24"><draw:line text:anchor-type="paragraph" draw:z-index="6" draw:name="Shape4" draw:style-name="gr4" draw:text-style-name="P27" svg:x1="2.9248in" svg:y1="0.6854in" svg:x2="2.9173in" svg:y2="0.2543in"><text:p/></draw:line><draw:line text:anchor-type="paragraph" draw:z-index="7" draw:name="Shape5" draw:style-name="gr4" draw:text-style-name="P27" svg:x1="3.4756in" svg:y1="0.2465in" svg:x2="3.4902in" svg:y2="0.7228in"><text:p/></draw:line><draw:line text:anchor-type="paragraph" draw:z-index="11" draw:name="Shape6" draw:style-name="gr4" draw:text-style-name="P27" svg:x1="0.1571in" svg:y1="0.239in" svg:x2="0.1646in" svg:y2="0.5287in"><text:p/></draw:line></text:p>
      <text:p text:style-name="P24"><draw:custom-shape text:anchor-type="paragraph" draw:z-index="0" draw:name="Shape1" draw:style-name="gr1" draw:text-style-name="P27" svg:width="0.9898in" svg:height="0.9898in" svg:x="1.1319in" svg:y="0.1665in"><text:p text:style-name="P27">Transmit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svg:width="1.3177in" svg:height="0.8634in" svg:x="2.4929in" svg:y="0.2634in"><text:p>filename.binf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Shape2" draw:style-name="gr3" svg:width="1.3248in" svg:height="0.8803in" svg:x="-0.5791in" svg:y="0.2409in"><text:p>filename.inpf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1" draw:style-name="gr1" draw:text-style-name="P27" svg:width="0.9898in" svg:height="0.9898in" svg:x="4.2425in" svg:y="0.2209in"><text:p text:style-name="P27">Receiv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Shape9" draw:style-name="gr4" draw:text-style-name="P27" svg:x1="6.3701in" svg:y1="0.376in" svg:x2="6.3701in" svg:y2="0.0189in"><text:p/></draw:line></text:p>
      <text:p text:style-name="P24"><draw:custom-shape text:anchor-type="paragraph" draw:z-index="13" draw:name="Shape2" draw:style-name="gr2" svg:width="1.3177in" svg:height="0.8634in" svg:x="5.6555in" svg:y="0.0327in"><text:p>Filename.outf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4"><draw:line text:anchor-type="paragraph" draw:z-index="3" draw:name="Shape3" draw:style-name="gr4" draw:text-style-name="P27" svg:x1="0.7453in" svg:y1="0.0827in" svg:x2="1.126in" svg:y2="0.0827in"><text:p/></draw:line><draw:line text:anchor-type="paragraph" draw:z-index="4" draw:name="Shape3" draw:style-name="gr4" draw:text-style-name="P27" svg:x1="2.1217in" svg:y1="0.1354in" svg:x2="2.5024in" svg:y2="0.1354in"><text:p/></draw:line><draw:line text:anchor-type="paragraph" draw:z-index="12" draw:name="Shape7" draw:style-name="gr4" draw:text-style-name="P27" svg:x1="3.8102in" svg:y1="0.1654in" svg:x2="4.2421in" svg:y2="0.1654in"><text:p/></draw:line><draw:line text:anchor-type="paragraph" draw:z-index="14" draw:name="Shape8" draw:style-name="gr4" draw:text-style-name="P27" svg:x1="5.2319in" svg:y1="0.1429in" svg:x2="5.7in" svg:y2="0.1354in"><text:p/></draw:line></text:p>
      <text:p text:style-name="P24"/>
      <text:p text:style-name="P24"/>
      <text:p text:style-name="P24"/>
      <text:p text:style-name="P25">The following was implemented in c++. </text:p>
      <text:p text:style-name="P1">Transmitter</text:p>
      <text:list xml:id="list837095792" text:style-name="L2">
        <text:list-item>
          <text:p text:style-name="P2">Application layer </text:p>
          <text:list>
            <text:list-item>
              <text:p text:style-name="P2">transApp()</text:p>
              <text:list>
                <text:list-item>
                  <text:p text:style-name="P2">reads the input</text:p>
                </text:list-item>
                <text:list-item>
                  <text:p text:style-name="P3">for the number of necessary blocks</text:p>
                  <text:list>
                    <text:list-item>
                      <text:p text:style-name="P2">calls transDataLink.addSynAndControl to format the control characters</text:p>
                    </text:list-item>
                    <text:list-item>
                      <text:p text:style-name="P3">calls tranPhysical.convertCharToBinary for every character in the input bloc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Data Link layer</text:p>
          <text:list>
            <text:list-item>
              <text:p text:style-name="P3">class transDataLink</text:p>
              <text:list>
                <text:list-item>
                  <text:p text:style-name="P3">void addSynAndControl(int n)</text:p>
                  <text:list>
                    <text:list-item>
                      <text:p text:style-name="P3">calls <text:s/>tranPhysical.convertIntToBinary() twice with 22 and once with the length of the input as paramet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Physical layer </text:p>
          <text:list>
            <text:list-item>
              <text:p text:style-name="P3">class tranPhysical</text:p>
              <text:list>
                <text:list-item>
                  <text:p text:style-name="P3"><text:s/>int * convertIntToBinary(int n)</text:p>
                  <text:list>
                    <text:list-item>
                      <text:p text:style-name="P3"><text:s text:c="3"/>converts <text:span text:style-name="T2">decimal</text:span> <text:span text:style-name="T2">integer</text:span> to binary and adds odd parity</text:p>
                    </text:list-item>
                    <text:list-item>
                      <text:p text:style-name="P3"><text:s/>puts results in output file <text:span text:style-name="T2">and returns the resulting integer as well</text:span></text:p>
                    </text:list-item>
                  </text:list>
                </text:list-item>
                <text:list-item>
                  <text:p text:style-name="P3">int * convertCharToBinary(char s)</text:p>
                  <text:list>
                    <text:list-item>
                      <text:p text:style-name="P5">performs the same action as <text:span text:style-name="T1"><text:s/>convertIntToBinary </text:span>but with characters as input</text:p>
                    </text:list-item>
                  </text:list>
                </text:list-item>
              </text:list>
            </text:list-item>
          </text:list>
        </text:list-item>
      </text:list>
      <text:p text:style-name="P6">Receiver </text:p>
      <text:list xml:id="list1958898664" text:style-name="L3">
        <text:list-item>
          <text:p text:style-name="P7">Application layer </text:p>
          <text:list>
            <text:list-item>
              <text:p text:style-name="P7">recApp::recApp()</text:p>
              <text:list>
                <text:list-item>
                  <text:p text:style-name="P7">reads transmitter output file </text:p>
                  <text:list>
                    <text:list-item>
                      <text:p text:style-name="P7">for each block </text:p>
                      <text:list>
                        <text:list-item>
                          <text:p text:style-name="P7"><text:soft-page-break/>calls <text:s text:c="2"/>recDataLink.addSynAndControl with the current block number as input</text:p>
                        </text:list-item>
                        <text:list-item>
                          <text:p text:style-name="P7">for each byte in the block</text:p>
                          <text:list>
                            <text:list-item>
                              <text:p text:style-name="P8">calls</text:p>
                              <text:list>
                                <text:list-item>
                                  <text:p text:style-name="P8"><text:s/>recPhysica<text:span text:style-name="T3">l</text:span>.getByte<text:span text:style-name="T3">(</text:span>) <text:span text:style-name="T4">with the bytes position as input and the byte as output</text:span></text:p>
                                </text:list-item>
                                <text:list-item>
                                  <text:p text:style-name="P8">recPhysical.convertBinaryToChar() <text:span text:style-name="T4">with the byte as output</text:span></text:p>
                                </text:list-item>
                              </text:list>
                            </text:list-item>
                            <text:list-item>
                              <text:p text:style-name="P9">writes to output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Data link layer</text:p>
          <text:list>
            <text:list-item>
              <text:p text:style-name="P8">class recDataLin</text:p>
              <text:list>
                <text:list-item>
                  <text:p text:style-name="P8">int addSynAndControl(int block)</text:p>
                  <text:list>
                    <text:list-item>
                      <text:p text:style-name="P9">checks the control characters are correct </text:p>
                    </text:list-item>
                    <text:list-item>
                      <text:p text:style-name="P9">returns the number of characters specified by the third control charac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Physical layer </text:p>
          <text:list>
            <text:list-item>
              <text:p text:style-name="P4">class recPhysical</text:p>
              <text:list>
                <text:list-item>
                  <text:p text:style-name="P4">int convertBinaryToDecInt(string revNum)</text:p>
                  <text:list>
                    <text:list-item>
                      <text:p text:style-name="P4"><text:span text:style-name="T4">converts <text:s/>binary to integer </text:span></text:p>
                    </text:list-item>
                    <text:list-item>
                      <text:p text:style-name="P4"><text:span text:style-name="T4">removes and checks odd parity</text:span></text:p>
                    </text:list-item>
                  </text:list>
                </text:list-item>
                <text:list-item>
                  <text:p text:style-name="P4"><text:s/>string getByte(int startPos)</text:p>
                  <text:list>
                    <text:list-item>
                      <text:p text:style-name="P9">returns a string which represent a byte starting at start position </text:p>
                    </text:list-item>
                  </text:list>
                </text:list-item>
                <text:list-item>
                  <text:p text:style-name="P9">convertBinaryToChar(string byte)</text:p>
                  <text:list>
                    <text:list-item>
                      <text:p text:style-name="P9">converts a byte to a character</text:p>
                    </text:list-item>
                  </text:list>
                </text:list-item>
              </text:list>
            </text:list-item>
          </text:list>
        </text:list-item>
      </text:list>
      <text:p text:style-name="P10">Error Generator </text:p>
      <text:list xml:id="list1937478009" text:style-name="L4">
        <text:list-item>
          <text:p text:style-name="P12"><text:span text:style-name="T4">ErrorGen(int n)</text:span></text:p>
          <text:list>
            <text:list-item>
              <text:p text:style-name="P11">reads in the output of transmitter </text:p>
            </text:list-item>
            <text:list-item>
              <text:p text:style-name="P11">adds n errors to <text:s/>the file making sure to have no collisions </text:p>
            </text:list-item>
            <text:list-item>
              <text:p text:style-name="P11">reports the frame byte and bit location of errors to the console</text:p>
            </text:list-item>
          </text:list>
        </text:list-item>
      </text:list>
      <text:p text:style-name="P13">RuName</text:p>
      <text:list xml:id="list774695215" text:style-name="L5">
        <text:list-item>
          <text:p text:style-name="P14">runs all three files</text:p>
        </text:list-item>
        <text:list-item>
          <text:p text:style-name="P14">comment error gen to remove errors from <text:span text:style-name="T9">transmission</text:span> </text:p>
        </text:list-item>
      </text:list>
      <text:p text:style-name="P13"/>
      <text:p text:style-name="P15">Test documentation</text:p>
      <text:list xml:id="list608898978" text:style-name="L6">
        <text:list-header>
          <text:p text:style-name="P16">Testing was preformed <text:span text:style-name="T5">using various input both with error generation and no error generation.</text:span></text:p>
          <text:p text:style-name="P16"/>
        </text:list-header>
      </text:list>
      <text:p text:style-name="P18"><text:span text:style-name="T5">Example input</text:span></text:p>
      <text:p text:style-name="P17">“aracters and have the .inpf file extension. The data to be transmitted must be structured as a set of blocks. Each block will consist of 2 SYN characters, ASCII 22, one control character to indicate (zeros and ones) of data block followed by a maximum of 64 data characters. Assume that there are no trailing control characters. Every block transmitted mus<text:span text:style-name="T5">s</text:span>t contain 64 data characters except possibly the case where the remainder of the file cannot fill the buffer. Each character will consist of 7 information bits and”</text:p>
      <text:p text:style-name="P17"/>
      <text:p text:style-name="P20">Example output with errors turned off</text:p>
      <text:p text:style-name="P23"><text:span text:style-name="T7">“aracters and have the .inpf file extension. The data to be transmitted must be structured as a set of blocks. Each block will consist of 2 SYN characters, ASCII 22, one control character to indicate (zeros and ones) of data block followed by a maximum of 64 data characters. Assume that there are no trailing control characters. Every block transmitted must contain 64 data characters except possibly the case </text:span><text:soft-page-break/><text:span text:style-name="T7">where the remainder of the file cannot fill the buffer. Each character will consist of 7 information bits and”</text:span></text:p>
      <text:p text:style-name="P23"><text:span text:style-name="T7"/></text:p>
      <text:p text:style-name="P23"><text:span text:style-name="T6">Example output with errors turned on </text:span><text:span text:style-name="T8">(100 errors)</text:span></text:p>
      <text:p text:style-name="P18">“araCters qnd have the &gt;iorf fi|d Extensinn. The data to be translitted!Must be structupee as a set of blocks# Each block`will sonsist of 2 SYn!chaR!cters, ASCII 22, o~e0cnurom!charaCtgr vo in”</text:p>
      <text:p text:style-name="P18"><text:span text:style-name="T10"/></text:p>
      <text:p text:style-name="P19"><text:span text:style-name="T10">User documentation</text:span></text:p>
      <text:p text:style-name="P19"><text:span text:style-name="T10"/></text:p>
      <text:p text:style-name="P21">Source code is the attached files, in the src folder. The majority of code are in the .cpp files <text:span text:style-name="T11">with .h files making the classes accessible by other .cpp. </text:span></text:p>
      <text:p text:style-name="P21"/>
      <text:p text:style-name="P22">To run the code run RunName.cpp. Change the input in ErrorGen to add errors. This is also the only parameter.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6252in" fo:text-indent="-0.25in" fo:margin-left="1.6252in"/>
        </style:list-level-properties>
      </text:list-level-style-number>
      <text:list-level-style-bullet text:level="4" text:style-name="WW8Num3z3" style:num-suffix=".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2:09:44.693738968</meta:creation-date>
    <meta:generator>LibreOffice/6.0.7.3$Linux_X86_64 LibreOffice_project/00m0$Build-3</meta:generator>
    <dc:date>2021-02-27T11:21:02.739298180</dc:date>
    <meta:editing-duration>PT7H46M25S</meta:editing-duration>
    <meta:editing-cycles>10</meta:editing-cycles>
    <meta:document-statistic meta:table-count="0" meta:image-count="0" meta:object-count="0" meta:page-count="3" meta:paragraph-count="66" meta:word-count="608" meta:character-count="3655" meta:non-whitespace-character-count="3132"/>
  </office:meta>
</office:document-meta>
</file>